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onzeption Praxisprojekt</text:p>
      <text:p text:style-name="Standard">Ziel:</text:p>
      <text:p text:style-name="Standard">Konzeption und exemplarische Implementierung einer Bibliothek zur Erkennung und Interpretation von Gesten im Android Betriebssystem. </text:p>
      <text:p text:style-name="Standard"/>
      <text:p text:style-name="Standard">Motivation</text:p>
      <text:p text:style-name="Standard">Bei der Android App Entwicklung bleibt es bislang dem Entwickler überlassen, für die Gesten-Erkennung entsprechende Algorithmen zu implementieren. Dies hat zur Folge, dass eine Gesten-Erkennung in unterschiedlichen Applikationen mehrfach ggf. sogar auf unterschiedliche Art und Weise implementiert ist. An dieser Stelle fehlt eine zentrale Implementierung der Gesten-Erkennung die von den Applikationsentwicklern genutzt wird. Dies würde zum einen Code-Copy verhindern und zum andern bietet dieser Ansatz die Chance die Gesten-Erkennungsalgorithmen stabil und generisch zu konzipieren und zu evaluieren. Auch könnte dies ein erster Schritt hin zu einer quasi Standardisierung bedeuten.</text:p>
      <text:p text:style-name="Standard"/>
      <text:p text:style-name="Standard">Ausblick und Eingrenzung</text:p>
      <text:p text:style-name="Standard">Um im Rahmen eines Praxisprojektes sich der o.g. Thematik anzunähern wird sich zunächst</text:p>
      <text:p text:style-name="Standard">auf die Pinch-Open / Pinch-Close Gesten-Erkennung konzentriert. Da sich die Integration der Gesten in die unterschiedlichen View Elemente unterscheiden kann, wird im Weiteren nur die exemplarische Integration der genannten Gesten in ein einzelnes View Element erfolgen. Für weitere View-Elemente wird geprüft, wie sich die Integration in andere View Elemente unterscheiden kann und welche Anpassungen hier zu tätigen wären.</text:p>
      <text:p text:style-name="Standard"/>
      <text:p text:style-name="Standard">Die gewonnenen Erkenntnisse werden im Anschluss bewertet. Als Grundlage dafür werden Anforderungen erhoben denen eine generalisierte Gesten-Erkennungsfunktionalität gerecht werden muss. Dabei sind zum Einen, direkte Anforderungen des App-Entwicklers zu ermitteln, aber auch indirekte Anforderungen zu beachten, die sich aus dem jeweiligen Nutzungskontext und den Stakeholdern ableiten.</text:p>
      <text:p text:style-name="Standard"/>
      <text:p text:style-name="Standard">Erste Strukturierung der Projektarbeit:</text:p>
      <text:list xml:id="list1125798080585376834" text:style-name="L3">
        <text:list-item>
          <text:p text:style-name="P3">Einleitung in die Thematik</text:p>
        </text:list-item>
        <text:list-item>
          <text:p text:style-name="P3">Konzeption einer proprietären Bibliothek zur Generalisierung von Funktionalität und Integration in Android Applikationsprojekten</text:p>
          <text:list>
            <text:list-item>
              <text:p text:style-name="P3">Anforderungsermittlung für genannte Bibliothek aus </text:p>
              <text:list>
                <text:list-item>
                  <text:list>
                    <text:list-header>
                      <text:p text:style-name="P3">den Gesichtspunkten:</text:p>
                    </text:list-header>
                    <text:list-item>
                      <text:p text:style-name="P3">Aufwand bei Integration der Bibliothek</text:p>
                    </text:list-item>
                    <text:list-item>
                      <text:p text:style-name="P3">Portabilität zu der jeweiligen verwendeten Android Version</text:p>
                    </text:list-item>
                    <text:list-item>
                      <text:p text:style-name="P3">Versionskontrolle der Bibliothek</text:p>
                    </text:list-item>
                    <text:list-item>
                      <text:p text:style-name="P3">Integrationstests (Automatisierung)</text:p>
                    </text:list-item>
                    <text:list-item>
                      <text:p text:style-name="P3"/>
                    </text:list-item>
                  </text:list>
                </text:list-item>
              </text:list>
            </text:list-item>
            <text:list-item>
              <text:p text:style-name="P3">Prototypische Implementierung einer ersten Bibliothek und Einbindung von darin enthaltener Funktionalität in eine Beispiel Applikation.</text:p>
            </text:list-item>
            <text:list-item>
              <text:p text:style-name="P3"/>
            </text:list-item>
            <text:list-item>
              <text:p text:style-name="P3">Evaluation und Analyse des Prototyps in Bezug auf die in Punkt zwei definierten Anforderungen</text:p>
            </text:list-item>
            <text:list-item>
              <text:p text:style-name="P3"/>
            </text:list-item>
            <text:list-item>
              <text:p text:style-name="P3">Konzeption einer entsprechenden Bibliothek auf Basis der in den Punkten eins bis sechs erlangten Erkenntnisse und prototypische Implementierung als Proof of Conzept.</text:p>
            </text:list-item>
          </text:list>
        </text:list-item>
        <text:list-item>
          <text:p text:style-name="P3">Konzeption einer proprietären Bibliothek zur Auslagerung von Android Gesten-Erkennungsfunktionalität nach dem Vorbild der prototypischen Implementierung aus Kapitel 2.6.</text:p>
          <text:list>
            <text:list-item>
              <text:p text:style-name="P3"><text:soft-page-break/>Anforderungsanalyse zu Android Gesten, speziell für die Gesten Pinch-Open und Pinch-Close</text:p>
              <text:list>
                <text:list-item>
                  <text:p text:style-name="P3">Analyse der Einsatzkontexte für genannte Gesten und die damit verbundenen Anforderungen an die jeweiligen Implementierungen</text:p>
                </text:list-item>
                <text:list-item>
                  <text:p text:style-name="P3">Analyse der Stakeholder und filtern von Anforderungen die sich aus besonderen Eigenschaften bestimmter Nutzergruppen ergeben.</text:p>
                </text:list-item>
                <text:list-item>
                  <text:p text:style-name="P3">Analyse aus technischer Sicht zur Anwendung der Gesten auf unterschiedliche Android View Komponenten. </text:p>
                </text:list-item>
              </text:list>
            </text:list-item>
            <text:list-item>
              <text:p text:style-name="P3">Prototypische Implementierung einer Android GestureLib.</text:p>
            </text:list-item>
            <text:list-item>
              <text:p text:style-name="P3">Analyse und Evaluation des Prototyps in Bezug zu den in Kapitel 3.1 definierten Anforderungen</text:p>
            </text:list-item>
            <text:list-item>
              <text:p text:style-name="P3">Konzeption einer Gesture Bibliothek auf Basis der im Kapitel 3.1-3.3 erlangten Erkenntnisse und prototypische Implementierung als Proof of Conzept.</text:p>
            </text:list-item>
          </text:list>
        </text:list-item>
      </text:list>
      <text:p text:style-name="Standard"/>
      <text:p text:style-name="Standard"/>
      <text:p text:style-name="Standard"/>
      <text:p text:style-name="Standard"/>
      <text:p text:style-name="Standard">Welche Fragestellungen sind für dieses Projekt zu formulieren und im Verlauf des Projektes zu klären?(unsorted)</text:p>
      <text:list xml:id="list2102299365618150201" text:style-name="L1">
        <text:list-item>
          <text:p text:style-name="P1">Wie kann überhaupt eine Bibliothek in eine Android- Applikation eingebunden werden, und in der Bibliothek implementierte Funktionalität für die Applikation genutzt werden.</text:p>
        </text:list-item>
        <text:list-item>
          <text:p text:style-name="P1">Wie können unterschiedliche Versionen der Bibliothek für die Einbindung in Applikationsprojekte berücksichtigt werden. → Hintergrund (entspr. zu prüfen: In einem App-Projekt werden u.U. unterschiedliche Android Versionen unterstützt → Besteht hier eine Aufgabe)?</text:p>
        </text:list-item>
        <text:list-item>
          <text:p text:style-name="P1">Welche Konfigurationsmöglichkeiten zu den Gesten muss die Bibliothek dem Entwickler anbieten.</text:p>
        </text:list-item>
        <text:list-item>
          <text:p text:style-name="P1">Wie soll der App-Entwickler die Konfiguration der Gesten definieren (was ist hier am komfortabelsten)</text:p>
        </text:list-item>
        <text:list-item>
          <text:p text:style-name="P1">Welchen Anforderungen muss eine Allgemein Nutzbare Gesten Implementierung gerecht werden</text:p>
          <text:list>
            <text:list-item>
              <text:p text:style-name="P1">In welchen Einsatzkontexten werden genannte Gesten verwendet?</text:p>
              <text:list>
                <text:list-item>
                  <text:p text:style-name="P1">In welchen technischen Zusammenhängen?</text:p>
                </text:list-item>
                <text:list-item>
                  <text:p text:style-name="P1">In welchem funktionalen Zusammenhängen?</text:p>
                </text:list-item>
                <text:list-item>
                  <text:p text:style-name="P1">Welche Anforderungen sind seitens des Nutzers und seinen Eigenschaften an eine Gesten-Erkennung zu beachten:</text:p>
                  <text:list>
                    <text:list-item>
                      <text:p text:style-name="P1">z.B. Nutzer mit motorischen Einschränkungen</text:p>
                    </text:list-item>
                  </text:list>
                </text:list-item>
              </text:list>
            </text:list-item>
          </text:list>
        </text:list-item>
        <text:list-item>
          <text:p text:style-name="P1"/>
        </text:list-item>
      </text:list>
      <text:p text:style-name="Standard"/>
      <text:p text:style-name="Standard">Vorgehen / Erste Schritte:</text:p>
      <text:list xml:id="list6538649326953698460" text:style-name="L2">
        <text:list-item>
          <text:p text:style-name="P2">Untersuchen wie Bibliotheken zu definieren sind um in ein bestehendes Android App Projekt integrierbar ist, sodass die daraus entstehende App, Funktionalität aus der Bibliothek definieren kann.</text:p>
        </text:list-item>
        <text:list-item>
          <text:p text:style-name="P2">Wie können Bibliotheken aus dem Android SDK in einer proprietären Bibliothek genutzt werden um Funktionalitäten für einzelne Apps zur Verfügung zu stellen. Wie kann sicher gestellt werden, dass Bibliotheken aus dem SDK nicht doppelt eingebunden werden, also einmal durch das App Projekt selbst und einmal durch die Gesture Bibliothek</text:p>
        </text:list-item>
        <text:list-item>
          <text:p text:style-name="P2"/>
        </text:list-item>
      </text:list>
      <text:p text:style-name="Standard"/>
      <text:p text:style-name="Standard"/>
      <text:p text:style-name="Standard">Zeitlicher Rahmen:</text:p>
      <text:p text:style-name="Standard"><text:soft-page-break/>Meilenstein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9T06:34:20.54</meta:creation-date>
    <meta:generator>OpenOffice/4.0.1$Win32 OpenOffice.org_project/401m5$Build-9714</meta:generator>
    <dc:date>2014-08-24T20:23:08.23</dc:date>
    <meta:editing-duration>PT14H44M24S</meta:editing-duration>
    <meta:editing-cycles>15</meta:editing-cycles>
    <meta:document-statistic meta:table-count="0" meta:image-count="0" meta:object-count="0" meta:page-count="3" meta:paragraph-count="45" meta:word-count="685" meta:character-count="5273"/>
  </office:meta>
</office:document-meta>
</file>